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264166" loext:opacity="100%" style:font-name="Open Sans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222222" loext:opacity="100%" style:font-name="Open Sans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22222" loext:opacity="100%" style:font-name="Open Sans" fo:font-size="7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Open Sans" fo:font-size="7pt" fo:letter-spacing="normal" fo:font-style="normal" fo:font-weight="bold"/>
    </style:style>
    <style:style style:name="T3" style:family="text">
      <style:text-properties fo:font-variant="normal" fo:text-transform="none" fo:color="#222222" loext:opacity="100%" style:font-name="Open Sans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Open Sans" fo:letter-spacing="normal" fo:font-style="normal" fo:font-weight="bold"/>
    </style:style>
    <style:style style:name="T5" style:family="text">
      <style:text-properties fo:font-variant="normal" fo:text-transform="none" fo:color="#222222" loext:opacity="100%" style:font-name="Open Sans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222222" loext:opacity="100%" style:font-name="Open Sans" fo:font-size="14pt" fo:letter-spacing="normal" fo:font-style="normal" fo:font-weight="bold" style:font-size-asian="14pt" style:font-size-complex="14pt"/>
    </style:style>
    <style:style style:name="T7" style:family="text">
      <style:text-properties fo:font-variant="normal" fo:text-transform="none" fo:color="#222222" loext:opacity="100%" style:font-name="Open Sans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113c03" style:font-size-asian="12pt" style:font-size-complex="12pt"/>
    </style:style>
    <style:style style:name="T9" style:family="text">
      <style:text-properties fo:font-variant="normal" fo:text-transform="none" fo:color="#222222" loext:opacity="100%" style:font-name="Open Sans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loext:opacity="100%" style:text-position="super 58%" style:font-name="Open Sans" fo:font-size="12pt" fo:letter-spacing="normal" fo:font-style="normal" fo:font-weight="bold" officeooo:rsid="00113c03" style:font-size-asian="12pt" style:font-size-complex="12pt"/>
    </style:style>
    <style:style style:name="T11" style:family="text">
      <style:text-properties fo:font-variant="normal" fo:text-transform="none" fo:color="#333333" loext:opacity="100%" style:font-name="courier new" fo:font-size="7pt" fo:letter-spacing="normal" fo:font-style="normal" fo:font-weight="normal" fo:background-color="#ffffff" loext:char-shading-value="0" loext:padding="0.049cm" loext:border="0.51pt solid #dfdfdf"/>
    </style:style>
    <style:style style:name="T12" style:family="text">
      <style:text-properties fo:font-variant="normal" fo:text-transform="none" fo:color="#333333" loext:opacity="100%" style:font-name="courier new" fo:letter-spacing="normal" fo:font-style="normal" fo:font-weight="normal" fo:background-color="#ffffff" loext:char-shading-value="0" loext:padding="0.049cm" loext:border="0.51pt solid #dfdfdf"/>
    </style:style>
    <style:style style:name="T13" style:family="text">
      <style:text-properties fo:font-variant="normal" fo:text-transform="none" fo:color="#333333" loext:opacity="100%" style:font-name="courier new" fo:font-size="14pt" fo:letter-spacing="normal" fo:font-style="normal" fo:font-weight="normal" fo:background-color="#ffffff" loext:char-shading-value="0" style:font-size-asian="14pt" style:font-size-complex="14pt" loext:padding="0.049cm" loext:border="0.51pt solid #dfdfdf"/>
    </style:style>
    <style:style style:name="T14" style:family="text">
      <style:text-properties fo:font-variant="normal" fo:text-transform="none" fo:color="#333333" loext:opacity="100%" style:font-name="courier new" fo:font-size="12pt" fo:letter-spacing="normal" fo:font-style="normal" fo:font-weight="normal" fo:background-color="#ffffff" loext:char-shading-value="0" style:font-size-asian="12pt" style:font-size-complex="12pt" loext:padding="0.049cm" loext:border="0.51pt solid #dfdfdf"/>
    </style:style>
    <style:style style:name="T15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ey takeaways</text:h>
      <text:p text:style-name="P2"/>
      <text:p text:style-name="P4"><text:span text:style-name="T9">1. The </text:span><text:span text:style-name="Strong_20_Emphasis"><text:span text:style-name="T7">list is a type of data</text:span></text:span><text:span text:style-name="T9"> in Python used to </text:span><text:span text:style-name="Strong_20_Emphasis"><text:span text:style-name="T7">store multiple objects</text:span></text:span><text:span text:style-name="T9">. It is an </text:span><text:span text:style-name="Strong_20_Emphasis"><text:span text:style-name="T7">ordered and mutable collection</text:span></text:span><text:span text:style-name="T9"> of comma-separated items between square brackets, e.g.:</text:span></text:p>
      <text:p text:style-name="P3"><text:span text:style-name="Source_20_Text"><text:span text:style-name="T14">myList = [1, None, True, "I am a string", 256, 0]</text:span></text:span></text:p>
      <text:p text:style-name="P4"><text:span text:style-name="T9">2. Lists can be </text:span><text:span text:style-name="Strong_20_Emphasis"><text:span text:style-name="T7">indexed and updated</text:span></text:span><text:span text:style-name="T9">, e.g.:</text:span></text:p>
      <text:p text:style-name="P3"><text:span text:style-name="Source_20_Text"><text:span text:style-name="T14">myList = [1, None, True, 'I am a string', 256, 0] print(myList[3]) # outputs: I am a string print(myList[-1]) # outputs: 0 myList[1] = '?' print(myList) # outputs: [1, '?', True, 'I am a string', 256, 0] myList.insert(0, "first") myList.append("last") print(myList) # outputs: ['first', 1, '?', True, 'I am a string', 256, 0, 'last']</text:span></text:span></text:p>
      <text:p text:style-name="P4"><text:span text:style-name="T9">3. Lists can be </text:span><text:span text:style-name="Strong_20_Emphasis"><text:span text:style-name="T7">nested</text:span></text:span><text:span text:style-name="T9">, e.g.: </text:span><text:span text:style-name="Source_20_Text"><text:span text:style-name="T14">myList = [1, 'a', ["list", 64, [0, 1], False]]</text:span></text:span><text:span text:style-name="T9">.</text:span></text:p>
      <text:p text:style-name="P5">You will learn more about nesting in module 3.1.7 - for the time being, we just want you to be aware that something like this is possible, too.</text:p>
      <text:p text:style-name="P4"><text:span text:style-name="T9">4. List elements and lists can be </text:span><text:span text:style-name="Strong_20_Emphasis"><text:span text:style-name="T7">deleted</text:span></text:span><text:span text:style-name="T9">, e.g.:</text:span></text:p>
      <text:p text:style-name="P3"><text:span text:style-name="Source_20_Text"><text:span text:style-name="T14">myList = [1, 2, 3, 4] del myList[2] print(myList) # outputs: [1, 2, 4] del myList # deletes the whole list</text:span></text:span></text:p>
      <text:p text:style-name="P5">Again, you will learn more about this in module 3.1.6 - don't worry. For the time being just try to experiment with the above code and check how changing it affects the output.</text:p>
      <text:p text:style-name="P4"><text:span text:style-name="T9">5. Lists can be </text:span><text:span text:style-name="Strong_20_Emphasis"><text:span text:style-name="T7">iterated</text:span></text:span><text:span text:style-name="T9"> through using the </text:span><text:span text:style-name="Source_20_Text"><text:span text:style-name="T14">for</text:span></text:span><text:span text:style-name="T9"> loop, e.g.:</text:span></text:p>
      <text:p text:style-name="P3"><text:span text:style-name="Source_20_Text"><text:span text:style-name="T14">myList = ["white", "purple", "blue", "yellow", "green"] for color in myList: print(color)</text:span></text:span></text:p>
      <text:p text:style-name="P4"><text:span text:style-name="T9">6. The </text:span><text:span text:style-name="Source_20_Text"><text:span text:style-name="T14">len()</text:span></text:span><text:span text:style-name="T9"> function may be used to </text:span><text:span text:style-name="Strong_20_Emphasis"><text:span text:style-name="T7">check the list's length</text:span></text:span><text:span text:style-name="T9">, e.g.:</text:span></text:p>
      <text:p text:style-name="P3"><text:soft-page-break/><text:span text:style-name="Source_20_Text"><text:span text:style-name="T14">myList = ["white", "purple", "blue", "yellow", "green"] print(len(myList)) # outputs 5 del myList[2] print(len(myList)) # outputs 4</text:span></text:span></text:p>
      <text:p text:style-name="P4"><text:span text:style-name="T9">7. A typical </text:span><text:span text:style-name="Strong_20_Emphasis"><text:span text:style-name="T7">function</text:span></text:span><text:span text:style-name="T9"> invocation looks as follows: </text:span><text:span text:style-name="Source_20_Text"><text:span text:style-name="T14">result = function(arg)</text:span></text:span><text:span text:style-name="T9">, while a typical </text:span><text:span text:style-name="Strong_20_Emphasis"><text:span text:style-name="T7">method</text:span></text:span><text:span text:style-name="T9"> invocation looks like this:</text:span><text:span text:style-name="Source_20_Text"><text:span text:style-name="T14">result = data.method(arg)</text:span></text:span><text:span text:style-name="T9">.</text:span></text:p>
      <text:p text:style-name="Text_20_body"><text:line-break/><text:span text:style-name="Strong_20_Emphasis"><text:span text:style-name="T7">Exercise 1</text:span></text:span></text:p>
      <text:p text:style-name="Text_20_body"><text:span text:style-name="Strong_20_Emphasis"><text:span text:style-name="T7">What is the output of the following snippet?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lst = [1, 2, 3, 4, 5]</text:span></text:span></text:p>
      <text:p text:style-name="Text_20_body"><text:span text:style-name="Strong_20_Emphasis"><text:span text:style-name="T7">lst.insert(1, 6) <text:tab/></text:span></text:span><text:span text:style-name="Strong_20_Emphasis"><text:span text:style-name="T8">#getallen worden toegevoegd</text:span></text:span></text:p>
      <text:p text:style-name="Text_20_body"><text:span text:style-name="Strong_20_Emphasis"><text:span text:style-name="T7">del lst[0]<text:tab/><text:tab/></text:span></text:span><text:span text:style-name="Strong_20_Emphasis"><text:span text:style-name="T8">#1</text:span></text:span><text:span text:style-name="Strong_20_Emphasis"><text:span text:style-name="T10">e</text:span></text:span><text:span text:style-name="Strong_20_Emphasis"><text:span text:style-name="T8"> getal op de lijst (=0) wordt verwijderd</text:span></text:span><text:span text:style-name="Strong_20_Emphasis"><text:span text:style-name="T7"><text:tab/><text:tab/></text:span></text:span></text:p>
      <text:p text:style-name="Text_20_body"><text:span text:style-name="Strong_20_Emphasis"><text:span text:style-name="T7">lst.append(1)<text:tab/></text:span></text:span><text:span text:style-name="Strong_20_Emphasis"><text:span text:style-name="T8">#1 wordt toegevoegd aan het einde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print(lst)</text:span></text:span></text:p>
      <text:p text:style-name="Text_20_body"><text:span text:style-name="Strong_20_Emphasis"><text:span text:style-name="T7">Check</text:span></text:span></text:p>
      <text:p text:style-name="Text_20_body"><text:span text:style-name="Strong_20_Emphasis"><text:span text:style-name="T7">[6, 2, 3, 4, 5, 1]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Exercise 2</text:span></text:span></text:p>
      <text:p text:style-name="Text_20_body"><text:span text:style-name="Strong_20_Emphasis"><text:span text:style-name="T7">What is the output of the following snippet?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lst = [1, 2, 3, 4, 5]</text:span></text:span></text:p>
      <text:p text:style-name="Text_20_body"><text:span text:style-name="Strong_20_Emphasis"><text:span text:style-name="T7">lst2 = []</text:span></text:span></text:p>
      <text:p text:style-name="Text_20_body"><text:span text:style-name="Strong_20_Emphasis"><text:span text:style-name="T7">add = 0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for number in lst:</text:span></text:span></text:p>
      <text:p text:style-name="Text_20_body"><text:span text:style-name="Strong_20_Emphasis"><text:span text:style-name="T7"><text:s text:c="4"/>add += number</text:span></text:span></text:p>
      <text:p text:style-name="Text_20_body"><text:span text:style-name="Strong_20_Emphasis"><text:span text:style-name="T7"><text:s text:c="4"/>lst2.append(add)</text:span></text:span></text:p>
      <text:p text:style-name="Text_20_body"><text:span text:style-name="Strong_20_Emphasis"><text:span text:style-name="T7"/></text:span></text:p>
      <text:p text:style-name="Text_20_body"><text:soft-page-break/><text:span text:style-name="Strong_20_Emphasis"><text:span text:style-name="T7">print(lst2)</text:span></text:span></text:p>
      <text:p text:style-name="Text_20_body"><text:span text:style-name="Strong_20_Emphasis"><text:span text:style-name="T7">Check</text:span></text:span></text:p>
      <text:p text:style-name="Text_20_body"><text:span text:style-name="Strong_20_Emphasis"><text:span text:style-name="T7">[1, 3, 6, 10, 15]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Exercise 3</text:span></text:span></text:p>
      <text:p text:style-name="Text_20_body"><text:span text:style-name="Strong_20_Emphasis"><text:span text:style-name="T7">What happens when you run the following snippet?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lst = []</text:span></text:span></text:p>
      <text:p text:style-name="Text_20_body"><text:span text:style-name="Strong_20_Emphasis"><text:span text:style-name="T7">del lst</text:span></text:span></text:p>
      <text:p text:style-name="Text_20_body"><text:span text:style-name="Strong_20_Emphasis"><text:span text:style-name="T7">print(lst)</text:span></text:span></text:p>
      <text:p text:style-name="Text_20_body"><text:span text:style-name="Strong_20_Emphasis"><text:span text:style-name="T7">Check</text:span></text:span></text:p>
      <text:p text:style-name="Text_20_body"><text:span text:style-name="Strong_20_Emphasis"><text:span text:style-name="T7">NameError: name 'lst' is not defined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Exercise 4</text:span></text:span></text:p>
      <text:p text:style-name="Text_20_body"><text:span text:style-name="Strong_20_Emphasis"><text:span text:style-name="T7">What is the output of the following snippet?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lst = [1, [2, 3], 4]</text:span></text:span></text:p>
      <text:p text:style-name="Text_20_body"><text:span text:style-name="Strong_20_Emphasis"><text:span text:style-name="T7">print(lst[1])</text:span></text:span></text:p>
      <text:p text:style-name="Text_20_body"><text:span text:style-name="Strong_20_Emphasis"><text:span text:style-name="T7">print(len(lst))</text:span></text:span></text:p>
      <text:p text:style-name="Text_20_body"><text:span text:style-name="Strong_20_Emphasis"><text:span text:style-name="T7">Check</text:span></text:span></text:p>
      <text:p text:style-name="Text_20_body"><text:span text:style-name="Strong_20_Emphasis"><text:span text:style-name="T7">[2, 3]</text:span></text:span></text:p>
      <text:p text:style-name="Text_20_body"><text:span text:style-name="Strong_20_Emphasis"><text:span text:style-name="T7">3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9T17:13:12.731000000</meta:creation-date>
    <dc:date>2020-12-29T17:32:29.486000000</dc:date>
    <meta:editing-duration>PT19M16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50" meta:word-count="414" meta:character-count="2325" meta:non-whitespace-character-count="1948"/>
  </office:meta>
</office:document-meta>
</file>